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062cdb"/>
    </style:style>
    <style:style style:name="P3" style:family="paragraph" style:parent-style-name="Standard">
      <style:paragraph-properties fo:text-align="start" style:justify-single-word="fals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paragraph-properties fo:text-align="start" style:justify-single-word="false"/>
      <style:text-properties officeooo:paragraph-rsid="000f3f70"/>
    </style:style>
    <style:style style:name="P9" style:family="paragraph" style:parent-style-name="Text_20_body">
      <style:paragraph-properties fo:text-align="start" style:justify-single-word="false"/>
      <style:text-properties officeooo:paragraph-rsid="00156368"/>
    </style:style>
    <style:style style:name="P10" style:family="paragraph" style:parent-style-name="Text_20_body" style:list-style-name="L3"/>
    <style:style style:name="P11" style:family="paragraph" style:parent-style-name="Heading_20_3">
      <style:paragraph-properties fo:text-align="center" style:justify-single-word="false" fo:break-before="page"/>
    </style:style>
    <style:style style:name="P12" style:family="paragraph" style:parent-style-name="Heading_20_3">
      <style:paragraph-properties fo:text-align="center" style:justify-single-word="false" fo:break-before="page"/>
      <style:text-properties officeooo:paragraph-rsid="00062cdb"/>
    </style:style>
    <style:style style:name="T1" style:family="text">
      <style:text-properties style:text-position="sub 58%"/>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813_1754408385" text:style-name="Index_20_Link" text:visited-style-name="Index_20_Link">Constant-Time Comparison Function<text:tab/>7</text:a></text:p>
          <text:p text:style-name="P4"><text:a xlink:type="simple" xlink:href="#__RefHeading__816_1754408385" text:style-name="Index_20_Link" text:visited-style-name="Index_20_Link">Echo Protocol<text:tab/>8</text:a></text:p>
          <text:p text:style-name="P4"><text:a xlink:type="simple" xlink:href="#__RefHeading__819_1754408385" text:style-name="Index_20_Link" text:visited-style-name="Index_20_Link">Encrypted and Authenticated Containers<text:tab/>9</text:a></text:p>
          <text:p text:style-name="P4"><text:a xlink:type="simple" xlink:href="#__RefHeading__822_1754408385" text:style-name="Index_20_Link" text:visited-style-name="Index_20_Link">Key Derivation<text:tab/>10</text:a></text:p>
          <text:p text:style-name="P4"><text:a xlink:type="simple" xlink:href="#__RefHeading__169_1115980955" text:style-name="Index_20_Link" text:visited-style-name="Index_20_Link">Public Key Infrastructure<text:tab/>11</text:a></text:p>
        </text:index-body>
      </text:table-of-content>
      <text:p text:style-name="Standard"/>
      <text:h text:style-name="P11" text:outline-level="3"><text:bookmark-start text:name="__RefHeading__697_1754408385"/>Introduction<text:bookmark-end text:name="__RefHeading__697_1754408385"/></text:h>
      <text:p text:style-name="P3">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3"/>
      <text:h text:style-name="P11" text:outline-level="3"><text:bookmark-start text:name="__RefHeading__804_1754408385"/>Accounts<text:bookmark-end text:name="__RefHeading__804_1754408385"/></text:h>
      <text:p text:style-name="P1">Spot-On implements an original two-message mutual authentication protocol. The implementation is well-defined with or without SSL/TLS. The protocol is weakened if SSL/TLS is avoided, however. Please see the paragraph at the end of this section. The Accounts procedure is as follows:</text:p>
      <text:list xml:id="list3758820175371897972"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ould be promoted by including an encryption key. The additional key would allow for finer time resolutions.</text:p>
      <text:p text:style-name="P8">If SSL/TLS is not adopted, the values in the 3<text:span text:style-name="T2">rd</text:span> step may be recorded by a relay and then provided to the binding endpoint. The binding endpoint will trust the foreign connection. The recording device must seize the binding endpoint's response, the values in the 4<text:span text:style-name="T2">th</text:span> step, and provide the information to the peer. If the information is accurate, the peer will accept the binding endpoint's response. Although the account information remains confidential, the binding endpoint and peer will be susceptible to eavesdropping.</text:p>
      <text:p text:style-name="P8"/>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67148021277075173"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9">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9"/>
      <text:h text:style-name="P1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2"/>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5247231934295507301" text:style-name="L3">
        <text:list-item>
          <text:p text:style-name="P10">Append the size of the provided data to the original container.</text:p>
        </text:list-item>
        <text:list-item>
          <text:p text:style-name="P10">Encrypt the augmented data via the selected cipher.</text:p>
        </text:list-item>
        <text:list-item>
          <text:p text:style-name="P10">Compute a keyed-hash of the encrypted container.</text:p>
        </text:list-item>
        <text:list-item>
          <text:p text:style-name="P1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P1"/>
      <text:h text:style-name="P11"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9054078800920576479"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hash key. The generated hash key contains at least 512 bytes.</text:p>
        </text:list-item>
      </text:list>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27T12:17:02</dc:date>
    <dc:creator>Alexis Megas</dc:creator>
    <meta:editing-duration>PT8H2M41S</meta:editing-duration>
    <meta:editing-cycles>72</meta:editing-cycles>
    <meta:generator>LibreOffice/4.0.4.2$Linux_X86_64 LibreOffice_project/400m0$Build-2</meta:generator>
    <meta:document-statistic meta:table-count="0" meta:image-count="0" meta:object-count="0" meta:page-count="11" meta:paragraph-count="56" meta:word-count="1423" meta:character-count="9369" meta:non-whitespace-character-count="8019"/>
  </office:meta>
</office:document-meta>
</file>